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>
      <style:paragraph-properties fo:margin-left="0.4923in">
        <style:tab-stops/>
      </style:paragraph-properties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P9" style:parent-style-name="Standard" style:family="paragraph">
      <style:paragraph-properties fo:margin-left="0.4923in">
        <style:tab-stops/>
      </style:paragraph-properties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P11" style:parent-style-name="Standard" style:family="paragraph">
      <style:paragraph-properties fo:margin-left="0.4923in">
        <style:tab-stops/>
      </style:paragraph-properties>
    </style:style>
    <style:style style:name="P12" style:parent-style-name="Standard" style:family="paragraph">
      <style:paragraph-properties fo:margin-left="0.4923in">
        <style:tab-stops/>
      </style:paragraph-properties>
    </style:style>
    <style:style style:name="P13" style:parent-style-name="Standard" style:family="paragraph">
      <style:paragraph-properties fo:margin-left="0.4923in">
        <style:tab-stops/>
      </style:paragraph-properties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T16" style:parent-style-name="Teletype" style:family="text">
      <style:text-properties fo:font-weight="bold" style:font-weight-asian="bold"/>
    </style:style>
    <style:style style:name="T17" style:parent-style-name="Teletype" style:family="text">
      <style:text-properties style:text-position="super 66.6%"/>
    </style:style>
    <style:style style:name="T18" style:parent-style-name="Teletype" style:family="text">
      <style:text-properties fo:font-weight="bold" style:font-weight-asian="bold" style:font-weight-complex="bold" fo:color="#CE181E" fo:background-color="#FFF200"/>
    </style:style>
    <style:style style:name="T19" style:parent-style-name="Teletype" style:family="text">
      <style:text-properties fo:font-weight="bold" style:font-weight-asian="bold"/>
    </style:style>
    <style:style style:name="P20" style:parent-style-name="Standard" style:family="paragraph">
      <style:text-properties fo:font-weight="bold" style:font-weight-asian="bold"/>
    </style:style>
    <style:style style:name="T21" style:parent-style-name="Teletype" style:family="text">
      <style:text-properties fo:font-weight="bold" style:font-weight-asian="bold" fo:font-style="italic" style:font-style-asian="italic" style:font-style-complex="italic"/>
    </style:style>
    <style:style style:name="T22" style:parent-style-name="Teletype" style:family="text">
      <style:text-properties fo:font-weight="bold" style:font-weight-asian="bold" fo:font-style="italic" style:font-style-asian="italic" style:font-style-complex="italic"/>
    </style:style>
    <style:style style:name="T23" style:parent-style-name="Teletype" style:family="text">
      <style:text-properties fo:font-weight="bold" style:font-weight-asian="bold" fo:font-style="italic" style:font-style-asian="italic"/>
    </style:style>
    <style:style style:name="T24" style:parent-style-name="Teletype" style:family="text">
      <style:text-properties fo:font-weight="bold" style:font-weight-asian="bold" fo:font-style="italic" style:font-style-asian="italic"/>
    </style:style>
    <style:style style:name="T25" style:parent-style-name="Teletype" style:family="text">
      <style:text-properties style:font-name="Courier New" style:font-name-complex="Courier New" fo:font-size="11pt" style:font-size-asian="11pt"/>
    </style:style>
    <style:style style:name="T26" style:parent-style-name="Teletype" style:family="text">
      <style:text-properties style:font-name="Courier New" style:font-name-complex="Courier New" fo:font-size="11pt" style:font-size-asian="11pt"/>
    </style:style>
    <style:style style:name="T27" style:parent-style-name="Teletype" style:family="text">
      <style:text-properties style:font-name="Courier New" style:font-name-complex="Courier New" fo:font-size="11pt" style:font-size-asian="11pt"/>
    </style:style>
    <style:style style:name="T28" style:parent-style-name="Teletype" style:family="text">
      <style:text-properties style:font-name="Courier New" style:font-name-complex="Courier New" fo:font-size="11pt" style:font-size-asian="11pt"/>
    </style:style>
    <style:style style:name="T29" style:parent-style-name="Teletype" style:family="text">
      <style:text-properties style:font-name="Courier New" style:font-name-complex="Courier New" fo:font-size="11pt" style:font-size-asian="11pt"/>
    </style:style>
    <style:style style:name="T30" style:parent-style-name="Teletype" style:family="text">
      <style:text-properties style:font-name="Courier New" style:font-name-complex="Courier New" fo:font-size="11pt" style:font-size-asian="11pt"/>
    </style:style>
    <style:style style:name="T31" style:parent-style-name="Teletype" style:family="text">
      <style:text-properties style:font-name="Courier New" style:font-name-complex="Courier New" fo:font-size="11pt" style:font-size-asian="11pt"/>
    </style:style>
    <style:style style:name="T32" style:parent-style-name="Teletype" style:family="text">
      <style:text-properties style:font-name="Courier New" style:font-name-complex="Courier New" fo:font-size="11pt" style:font-size-asian="11pt"/>
    </style:style>
    <style:style style:name="T33" style:parent-style-name="Teletype" style:family="text">
      <style:text-properties style:font-name="Courier New" style:font-name-complex="Courier New" fo:font-size="11pt" style:font-size-asian="11pt"/>
    </style:style>
    <style:style style:name="T34" style:parent-style-name="Teletype" style:family="text">
      <style:text-properties style:font-name="Courier New" style:font-name-complex="Courier New" fo:font-size="11pt" style:font-size-asian="11pt"/>
    </style:style>
    <style:style style:name="T35" style:parent-style-name="Teletype" style:family="text">
      <style:text-properties style:font-name="Courier New" style:font-name-complex="Courier New" fo:font-size="11pt" style:font-size-asian="11pt"/>
    </style:style>
    <style:style style:name="T36" style:parent-style-name="Teletype" style:family="text">
      <style:text-properties style:font-name="Courier New" style:font-name-complex="Courier New" fo:font-size="11pt" style:font-size-asian="11pt"/>
    </style:style>
    <style:style style:name="T37" style:parent-style-name="Teletype" style:family="text">
      <style:text-properties style:font-name="Courier New" style:font-name-complex="Courier New" fo:font-size="11pt" style:font-size-asian="11pt"/>
    </style:style>
    <style:style style:name="T38" style:parent-style-name="Teletype" style:family="text">
      <style:text-properties style:font-name="Courier New" style:font-name-complex="Courier New" fo:font-size="11pt" style:font-size-asian="11pt"/>
    </style:style>
    <style:style style:name="T39" style:parent-style-name="Teletype" style:family="text">
      <style:text-properties style:font-name="Courier New" style:font-name-complex="Courier New" fo:font-size="11pt" style:font-size-asian="11pt"/>
    </style:style>
    <style:style style:name="T40" style:parent-style-name="Teletype" style:family="text">
      <style:text-properties style:font-name="Courier New" style:font-name-complex="Courier New" fo:font-size="11pt" style:font-size-asian="11pt"/>
    </style:style>
    <style:style style:name="T41" style:parent-style-name="Teletype" style:family="text">
      <style:text-properties style:font-name="Courier New" style:font-name-complex="Courier New" fo:font-size="11pt" style:font-size-asian="11pt"/>
    </style:style>
    <style:style style:name="T42" style:parent-style-name="Teletype" style:family="text">
      <style:text-properties style:font-name="Courier New" style:font-name-complex="Courier New" fo:font-size="11pt" style:font-size-asian="11pt"/>
    </style:style>
    <style:style style:name="T43" style:parent-style-name="Teletype" style:family="text">
      <style:text-properties style:font-name="Courier New" style:font-name-complex="Courier New" fo:font-size="11pt" style:font-size-asian="11pt"/>
    </style:style>
  </office:automatic-styles>
  <office:body>
    <office:text text:use-soft-page-breaks="true">
      <text:p text:style-name="P1">1- HDFS Read</text:p>
      <text:p text:style-name="Standard"/>
      <text:p text:style-name="Standard">2- Map reduce analysis</text:p>
      <text:p text:style-name="Standard"/>
      <text:p text:style-name="Standard">3- HDFS write</text:p>
      <text:p text:style-name="Standard"/>
      <text:p text:style-name="Standard"/>
      <text:p text:style-name="Standard">donwload txt from gutenberg</text:p>
      <text:p text:style-name="Standard"/>
      <text:p text:style-name="Standard">create a folder in HDFS root- gutenberg</text:p>
      <text:p text:style-name="Standard"/>
      <text:p text:style-name="Standard">move file to this folder</text:p>
      <text:p text:style-name="Standard"/>
      <text:p text:style-name="Standard"><text:s/>hadoop fs -put<text:s/>/home/ankit/Downloads/petrified.txt /gutenberg</text:p>
      <text:p text:style-name="Standard"/>
      <text:p text:style-name="Standard"/>
      <text:p text:style-name="Standard">Create maven java project-- hadoopmr4</text:p>
      <text:p text:style-name="Standard"/>
      <text:p text:style-name="P2">How to do MapReduce on hadoop</text:p>
      <text:p text:style-name="Standard"/>
      <text:p text:style-name="P3">0- look at input file to select appropriate input format class-- inputformat class</text:p>
      <text:p text:style-name="P4"/>
      <text:p text:style-name="P5">1- create a mapper class</text:p>
      <text:p text:style-name="P6"/>
      <text:p text:style-name="P7">2- <text:s/>create a reducer class</text:p>
      <text:p text:style-name="P8"/>
      <text:p text:style-name="P9">3- create a driver class with a main method to create a jar</text:p>
      <text:p text:style-name="P10"/>
      <text:p text:style-name="P11">a- create a driver method with a man method to create a job</text:p>
      <text:p text:style-name="P12">b- decide what to write to hdfs using and output format class</text:p>
      <text:p text:style-name="P13"/>
      <text:p text:style-name="P14">4- build this project to create a jar file</text:p>
      <text:p text:style-name="P15">5- run the jar file as follows</text:p>
      <text:p text:style-name="Standard"/>
      <text:p text:style-name="Standard">from hadoop.org-commands-jar</text:p>
      <text:p text:style-name="Standard"/>
      <text:p text:style-name="Standard"><text:bookmark-start text:name="__DdeLink__0_2231686872"/><text:span text:style-name="T16">hadoop jar &lt;jar&gt; [mainClass] inputPathOnHDFS outputPathonHDFS</text:span><text:bookmark-end text:name="__DdeLink__0_2231686872"/></text:p>
      <text:p text:style-name="Standard"/>
      <text:p text:style-name="Standard"><text:span text:style-name="Teletype">import hadoop core dependency</text:span></text:p>
      <text:p text:style-name="Standard"/>
      <text:p text:style-name="Standard"><text:span text:style-name="Teletype">extends mapper class for Ma</text:span><text:span text:style-name="Teletype">pper</text:span></text:p>
      <text:p text:style-name="Standard"/>
      <text:p text:style-name="Standard"><text:span text:style-name="Teletype">use most appropriate class and compact datatype</text:span></text:p>
      <text:p text:style-name="Standard"/>
      <text:p text:style-name="Standard"><text:span text:style-name="Teletype">last 2 of mapper should match 1</text:span><text:span text:style-name="T17">st</text:span><text:span text:style-name="Teletype"><text:s/>2 of reducer- output of mapper- input of reducer</text:span></text:p>
      <text:p text:style-name="Standard"/>
      <text:p text:style-name="Standard"/>
      <text:p text:style-name="Standard">just like in mongoDB values is iterable</text:p>
      <text:soft-page-break/>
      <text:p text:style-name="Standard"><text:span text:style-name="Teletype">hadoop jar &lt;jar&gt; [mainClass] inputPathOnHDFS outputPathonHDFS</text:span></text:p>
      <text:p text:style-name="Standard"/>
      <text:p text:style-name="Standard"><text:span text:style-name="Teletype">these args will go to set input and output path</text:span></text:p>
      <text:p text:style-name="Standard"/>
      <text:p text:style-name="Standard"><text:span text:style-name="Teletype">java 9 docs api</text:span></text:p>
      <text:p text:style-name="Standard"/>
      <text:p text:style-name="Standard"><text:span text:style-name="Teletype">build jar fi</text:span><text:span text:style-name="Teletype">le</text:span></text:p>
      <text:p text:style-name="Standard"/>
      <text:p text:style-name="Standard"><text:bookmark-start text:name="__DdeLink__2_2231686872"/><text:span text:style-name="Teletype">com.ankit.mr.hadooplab4.WordCountMR</text:span><text:bookmark-end text:name="__DdeLink__2_2231686872"/></text:p>
      <text:p text:style-name="Standard"/>
      <text:p text:style-name="Standard"><text:span text:style-name="T18">Note Very Imp--</text:span></text:p>
      <text:p text:style-name="Standard"/>
      <text:p text:style-name="Standard"><text:span text:style-name="T19">There are following 2 ways to run MapR on hadoop</text:span></text:p>
      <text:p text:style-name="Standard"/>
      <text:p text:style-name="Standard"/>
      <text:p text:style-name="Standard"><text:span text:style-name="Teletype">1- hadoop jar &lt;jar&gt; [mainClass] inputPathOnHDFS outputPathonHDFS</text:span></text:p>
      <text:p text:style-name="Standard"/>
      <text:p text:style-name="Standard"><text:span text:style-name="Teletype">use this command is the main class is not declared in the pom.xml file</text:span></text:p>
      <text:p text:style-name="P20"/>
      <text:p text:style-name="Standard"><text:span text:style-name="T21">hadoop ja</text:span><text:span text:style-name="T22">r /home/ankit/Downloads/mrwordcount-2.jar com.ankit.mr.hadooplab4.WordCountMR /gutenberg/petrified.txt /gutenbergOutput2</text:span></text:p>
      <text:p text:style-name="Standard"/>
      <text:p text:style-name="Standard"><text:span text:style-name="Teletype">2- hadoop jar &lt;jar&gt; inputPathOnHDFS outputPathonHDFS</text:span></text:p>
      <text:p text:style-name="Standard"/>
      <text:p text:style-name="Standard"><text:span text:style-name="Teletype">use this one if main class is declared in pom.xml</text:span></text:p>
      <text:p text:style-name="Standard"/>
      <text:p text:style-name="Standard"><text:span text:style-name="T23"><text:s/>hadoop jar<text:s/></text:span><text:span text:style-name="T24">/home/ankit/Downloads/mrwordcount.jar /gutenberg/petrified.txt /gutenbergOutput2</text:span></text:p>
      <text:p text:style-name="Standard"/>
      <text:p text:style-name="Standard"><text:span text:style-name="Teletype">it can be done as follows:</text:span></text:p>
      <text:p text:style-name="Standard"/>
      <text:p text:style-name="Standard"><text:span text:style-name="T25"><text:s text:c="4"/>&lt;build&gt;</text:span></text:p>
      <text:p text:style-name="Standard"><text:span text:style-name="T26"><text:s text:c="8"/>&lt;plugins&gt;</text:span></text:p>
      <text:p text:style-name="Standard"><text:span text:style-name="T27"><text:s text:c="12"/>&lt;plugin&gt;</text:span></text:p>
      <text:p text:style-name="Standard"><text:span text:style-name="T28"><text:s text:c="16"/>&lt;groupId&gt;org.apache.maven.plugins&lt;/groupId&gt;</text:span></text:p>
      <text:p text:style-name="Standard"><text:span text:style-name="T29"><text:s text:c="16"/>&lt;artifactId&gt;maven-j</text:span><text:span text:style-name="T30">ar-plugin&lt;/artifactId&gt;</text:span></text:p>
      <text:p text:style-name="Standard"><text:span text:style-name="T31"><text:s text:c="16"/>&lt;version&gt;2.4&lt;/version&gt;</text:span></text:p>
      <text:p text:style-name="Standard"><text:span text:style-name="T32"><text:s text:c="16"/>&lt;configuration&gt;</text:span></text:p>
      <text:p text:style-name="Standard"><text:span text:style-name="T33"><text:s text:c="20"/>&lt;archive&gt;</text:span></text:p>
      <text:p text:style-name="Standard"><text:span text:style-name="T34"><text:s text:c="24"/>&lt;manifest&gt;</text:span></text:p>
      <text:p text:style-name="Standard"><text:span text:style-name="T35"><text:s text:c="28"/>&lt;addClasspath&gt;true&lt;/addClasspath&gt;</text:span></text:p>
      <text:p text:style-name="Standard"><text:span text:style-name="T36"><text:s text:c="28"/>&lt;mainCl</text:span><text:span text:style-name="T37">ass&gt;com.ankit.mr.hadooplab4.WordCountMR&lt;/mainClass&gt;</text:span></text:p>
      <text:p text:style-name="Standard"><text:span text:style-name="T38"><text:s text:c="24"/>&lt;/manifest&gt;</text:span></text:p>
      <text:p text:style-name="Standard"><text:span text:style-name="T39"><text:s text:c="20"/>&lt;/archive&gt;</text:span></text:p>
      <text:p text:style-name="Standard"><text:span text:style-name="T40"><text:s text:c="16"/>&lt;/configuration&gt;</text:span></text:p>
      <text:p text:style-name="Standard"><text:span text:style-name="T41"><text:s text:c="12"/>&lt;/plugin&gt;</text:span></text:p>
      <text:p text:style-name="Standard"><text:span text:style-name="T42"><text:s text:c="8"/>&lt;/plugins&gt;</text:span></text:p>
      <text:p text:style-name="Standard"><text:span text:style-name="T43"><text:s text:c="4"/>&lt;/build&gt; <text:s/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letype" style:display-name="Teletype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kit Yadav</dc:creator>
    <meta:creation-date>2019-06-08T08:28:00Z</meta:creation-date>
    <dc:date>2019-06-08T13:40:00Z</dc:date>
    <meta:template xlink:href="Normal.dotm" xlink:type="simple"/>
    <meta:editing-cycles>6</meta:editing-cycles>
    <meta:editing-duration>PT360S</meta:editing-duration>
    <meta:document-statistic meta:page-count="3" meta:paragraph-count="4" meta:word-count="354" meta:character-count="2370" meta:row-count="16" meta:non-whitespace-character-count="2020"/>
  </office:meta>
</office:document-meta>
</file>